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30128" calcext:value-type="float">
            <text:p>8.7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806064516129" calcext:value-type="float">
            <text:p>8.818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038573913043" calcext:value-type="float">
            <text:p>8.950385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29232" calcext:value-type="float">
            <text:p>9.06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39664516129" calcext:value-type="float">
            <text:p>9.2203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7472" calcext:value-type="float">
            <text:p>9.30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924593548387" calcext:value-type="float">
            <text:p>9.0592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64361290323" calcext:value-type="float">
            <text:p>8.0746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8472" calcext:value-type="float">
            <text:p>7.94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268877419355" calcext:value-type="float">
            <text:p>8.0426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003" calcext:value-type="float">
            <text:p>9.168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01257142857" calcext:value-type="float">
            <text:p>9.2990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73135483871" calcext:value-type="float">
            <text:p>9.47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9432" calcext:value-type="float">
            <text:p>9.6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693" calcext:value-type="float">
            <text:p>9.735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47172173913" calcext:value-type="float">
            <text:p>9.614717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9192" calcext:value-type="float">
            <text:p>9.66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174488888889" calcext:value-type="float">
            <text:p>9.50174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77496774194" calcext:value-type="float">
            <text:p>9.174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1412" calcext:value-type="float">
            <text:p>9.0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236" calcext:value-type="float">
            <text:p>9.00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73704" calcext:value-type="float">
            <text:p>9.23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833" calcext:value-type="float">
            <text:p>9.49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791323076923" calcext:value-type="float">
            <text:p>9.79791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4852" calcext:value-type="float">
            <text:p>9.8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520704" calcext:value-type="float">
            <text:p>10.145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3563870968" calcext:value-type="float">
            <text:p>10.2133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99125517241" calcext:value-type="float">
            <text:p>10.30991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2536774194" calcext:value-type="float">
            <text:p>10.4362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58895483871" calcext:value-type="float">
            <text:p>10.275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28328" calcext:value-type="float">
            <text:p>9.81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2612" calcext:value-type="float">
            <text:p>9.72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6912" calcext:value-type="float">
            <text:p>9.8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790270967742" calcext:value-type="float">
            <text:p>9.9879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1517142857" calcext:value-type="float">
            <text:p>10.14015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12613333333" calcext:value-type="float">
            <text:p>10.2612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5487741935" calcext:value-type="float">
            <text:p>10.3515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28976" calcext:value-type="float">
            <text:p>10.43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87260645161" calcext:value-type="float">
            <text:p>10.5287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60524444444" calcext:value-type="float">
            <text:p>10.63605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55592258065" calcext:value-type="float">
            <text:p>10.7055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04988387097" calcext:value-type="float">
            <text:p>10.4804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6256" calcext:value-type="float">
            <text:p>10.1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2272" calcext:value-type="float">
            <text:p>10.09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76656" calcext:value-type="float">
            <text:p>10.22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5407741936" calcext:value-type="float">
            <text:p>10.2875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6826666667" calcext:value-type="float">
            <text:p>10.3726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68977777778" calcext:value-type="float">
            <text:p>10.4568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50678709677" calcext:value-type="float">
            <text:p>10.5350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4868" calcext:value-type="float">
            <text:p>10.600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7749677419" calcext:value-type="float">
            <text:p>10.6987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8368" calcext:value-type="float">
            <text:p>10.8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028387097" calcext:value-type="float">
            <text:p>10.8935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087483871" calcext:value-type="float">
            <text:p>10.5690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70932413793" calcext:value-type="float">
            <text:p>10.0870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4455483871" calcext:value-type="float">
            <text:p>10.084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4978" calcext:value-type="float">
            <text:p>10.36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73055483871" calcext:value-type="float">
            <text:p>10.937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41515862069" calcext:value-type="float">
            <text:p>11.4341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9221538462" calcext:value-type="float">
            <text:p>11.45192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21009655172" calcext:value-type="float">
            <text:p>11.50210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08095483871" calcext:value-type="float">
            <text:p>11.540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54608" calcext:value-type="float">
            <text:p>11.5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74552258065" calcext:value-type="float">
            <text:p>11.3974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59606451613" calcext:value-type="float">
            <text:p>11.0659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8128" calcext:value-type="float">
            <text:p>10.66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3623225806" calcext:value-type="float">
            <text:p>10.4943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72944" calcext:value-type="float">
            <text:p>10.40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65054193548" calcext:value-type="float">
            <text:p>10.3365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1357142857" calcext:value-type="float">
            <text:p>10.3931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11581935484" calcext:value-type="float">
            <text:p>10.4711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81447741936" calcext:value-type="float">
            <text:p>10.5481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70248275862" calcext:value-type="float">
            <text:p>10.6170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69184516129" calcext:value-type="float">
            <text:p>10.6669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46192" calcext:value-type="float">
            <text:p>10.69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38415483871" calcext:value-type="float">
            <text:p>10.653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1987096774" calcext:value-type="float">
            <text:p>10.451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19504" calcext:value-type="float">
            <text:p>10.32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37378064516" calcext:value-type="float">
            <text:p>10.4137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16528" calcext:value-type="float">
            <text:p>10.53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78438709677" calcext:value-type="float">
            <text:p>10.647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19437142857" calcext:value-type="float">
            <text:p>10.76194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374" calcext:value-type="float">
            <text:p>10.87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01047741936" calcext:value-type="float">
            <text:p>10.9901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5896" calcext:value-type="float">
            <text:p>11.1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32767741936" calcext:value-type="float">
            <text:p>11.2232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80928" calcext:value-type="float">
            <text:p>11.25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80802580645" calcext:value-type="float">
            <text:p>11.138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14150967742" calcext:value-type="float">
            <text:p>10.7814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396" calcext:value-type="float">
            <text:p>10.28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2708387097" calcext:value-type="float">
            <text:p>10.1802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89736" calcext:value-type="float">
            <text:p>10.27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17424516129" calcext:value-type="float">
            <text:p>10.401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0647" calcext:value-type="float">
            <text:p>10.510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54176774194" calcext:value-type="float">
            <text:p>10.6054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20601290323" calcext:value-type="float">
            <text:p>10.682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9676" calcext:value-type="float">
            <text:p>10.73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8389677419" calcext:value-type="float">
            <text:p>10.8298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68488" calcext:value-type="float">
            <text:p>10.95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6952516129" calcext:value-type="float">
            <text:p>11.0869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0544516129" calcext:value-type="float">
            <text:p>10.87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32608" calcext:value-type="float">
            <text:p>10.44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0152516129" calcext:value-type="float">
            <text:p>10.0201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51212" calcext:value-type="float">
            <text:p>9.885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29460645161" calcext:value-type="float">
            <text:p>10.002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19564444444" calcext:value-type="float">
            <text:p>10.121956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03661935484" calcext:value-type="float">
            <text:p>10.2303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03602580645" calcext:value-type="float">
            <text:p>10.330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64816" calcext:value-type="float">
            <text:p>10.4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5647741936" calcext:value-type="float">
            <text:p>10.4795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3093" calcext:value-type="float">
            <text:p>10.523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44665806452" calcext:value-type="float">
            <text:p>10.3944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7713548387" calcext:value-type="float">
            <text:p>10.0307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88224" calcext:value-type="float">
            <text:p>9.67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51215483871" calcext:value-type="float">
            <text:p>9.465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10808" calcext:value-type="float">
            <text:p>9.51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81832258065" calcext:value-type="float">
            <text:p>9.5708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35342857143" calcext:value-type="float">
            <text:p>9.6313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556077419355" calcext:value-type="float">
            <text:p>9.685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51096774194" calcext:value-type="float">
            <text:p>9.729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67064" calcext:value-type="float">
            <text:p>9.7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448193548387" calcext:value-type="float">
            <text:p>9.8044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2664" calcext:value-type="float">
            <text:p>9.80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97832258064" calcext:value-type="float">
            <text:p>9.7079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471690322581" calcext:value-type="float">
            <text:p>9.3247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58476" calcext:value-type="float">
            <text:p>8.635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099406451613" calcext:value-type="float">
            <text:p>8.1009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8804" calcext:value-type="float">
            <text:p>8.11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597935483871" calcext:value-type="float">
            <text:p>8.265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312828571429" calcext:value-type="float">
            <text:p>8.4831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7956" calcext:value-type="float">
            <text:p>8.72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707716129032" calcext:value-type="float">
            <text:p>8.9870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11728" calcext:value-type="float">
            <text:p>9.2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640541935484" calcext:value-type="float">
            <text:p>9.5364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1964" calcext:value-type="float">
            <text:p>9.87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07616" calcext:value-type="float">
            <text:p>9.799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728735483871" calcext:value-type="float">
            <text:p>9.5872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68272" calcext:value-type="float">
            <text:p>9.0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250193548387" calcext:value-type="float">
            <text:p>9.2025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5112" calcext:value-type="float">
            <text:p>9.4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275587096774" calcext:value-type="float">
            <text:p>9.5627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447571428571" calcext:value-type="float">
            <text:p>9.68447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806584615385" calcext:value-type="float">
            <text:p>9.78806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1268" calcext:value-type="float">
            <text:p>9.89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49107692308" calcext:value-type="float">
            <text:p>9.96649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29228387097" calcext:value-type="float">
            <text:p>10.0629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794" calcext:value-type="float">
            <text:p>10.1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8444444445" calcext:value-type="float">
            <text:p>10.24184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858825806452" calcext:value-type="float">
            <text:p>9.8685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1388" calcext:value-type="float">
            <text:p>9.5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222941935484" calcext:value-type="float">
            <text:p>9.6522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57488" calcext:value-type="float">
            <text:p>9.77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81032258065" calcext:value-type="float">
            <text:p>9.8878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590896551724" calcext:value-type="float">
            <text:p>9.96590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334709677419" calcext:value-type="float">
            <text:p>9.983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55602580645" calcext:value-type="float">
            <text:p>10.0255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98808" calcext:value-type="float">
            <text:p>10.06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96838709677" calcext:value-type="float">
            <text:p>10.129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5424" calcext:value-type="float">
            <text:p>10.23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8943483871" calcext:value-type="float">
            <text:p>10.1789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64129032258" calcext:value-type="float">
            <text:p>9.9856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32496" calcext:value-type="float">
            <text:p>9.6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13832258065" calcext:value-type="float">
            <text:p>9.4641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22568" calcext:value-type="float">
            <text:p>9.5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552619354839" calcext:value-type="float">
            <text:p>9.6055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4164" calcext:value-type="float">
            <text:p>9.6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49238709678" calcext:value-type="float">
            <text:p>9.77749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943561290323" calcext:value-type="float">
            <text:p>9.8394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72472" calcext:value-type="float">
            <text:p>9.87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73625806452" calcext:value-type="float">
            <text:p>9.9097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56952" calcext:value-type="float">
            <text:p>9.90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43870967742" calcext:value-type="float">
            <text:p>9.7044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717522580645" calcext:value-type="float">
            <text:p>9.1571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28728" calcext:value-type="float">
            <text:p>8.86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69729032258" calcext:value-type="float">
            <text:p>8.9096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7432" calcext:value-type="float">
            <text:p>9.01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528658064516" calcext:value-type="float">
            <text:p>9.3352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951148387097" calcext:value-type="float">
            <text:p>9.3895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61152" calcext:value-type="float">
            <text:p>9.4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136774193548" calcext:value-type="float">
            <text:p>9.591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9104" calcext:value-type="float">
            <text:p>9.74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663070967742" calcext:value-type="float">
            <text:p>9.7166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448593548387" calcext:value-type="float">
            <text:p>9.0744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9168" calcext:value-type="float">
            <text:p>8.45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5028" calcext:value-type="float">
            <text:p>8.2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3432" calcext:value-type="float">
            <text:p>8.35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63664516129" calcext:value-type="float">
            <text:p>8.536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836857142857" calcext:value-type="float">
            <text:p>8.7183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63767741936" calcext:value-type="float">
            <text:p>8.9366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540541935484" calcext:value-type="float">
            <text:p>9.1554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42536" calcext:value-type="float">
            <text:p>9.3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711690322581" calcext:value-type="float">
            <text:p>9.4771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03288" calcext:value-type="float">
            <text:p>9.59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654425806452" calcext:value-type="float">
            <text:p>9.5165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620361290323" calcext:value-type="float">
            <text:p>9.1262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76656" calcext:value-type="float">
            <text:p>8.95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076722580645" calcext:value-type="float">
            <text:p>8.940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51076" calcext:value-type="float">
            <text:p>9.06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071187096774" calcext:value-type="float">
            <text:p>9.2107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15889655172" calcext:value-type="float">
            <text:p>9.35115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86488888889" calcext:value-type="float">
            <text:p>9.44586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458457142857" calcext:value-type="float">
            <text:p>9.6845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3288" calcext:value-type="float">
            <text:p>9.7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019948387097" calcext:value-type="float">
            <text:p>9.5601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82193548387" calcext:value-type="float">
            <text:p>9.0958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0508" calcext:value-type="float">
            <text:p>8.89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543458064516" calcext:value-type="float">
            <text:p>8.995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748" calcext:value-type="float">
            <text:p>9.10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19535483871" calcext:value-type="float">
            <text:p>9.2321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379742857143" calcext:value-type="float">
            <text:p>9.3737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390116129032" calcext:value-type="float">
            <text:p>9.4839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572533333333" calcext:value-type="float">
            <text:p>9.65572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653" calcext:value-type="float">
            <text:p>9.796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78848" calcext:value-type="float">
            <text:p>9.84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814012903226" calcext:value-type="float">
            <text:p>9.7981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613096774194" calcext:value-type="float">
            <text:p>9.3561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7388" calcext:value-type="float">
            <text:p>8.93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080206451613" calcext:value-type="float">
            <text:p>8.8508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5832" calcext:value-type="float">
            <text:p>9.0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33367741936" calcext:value-type="float">
            <text:p>9.1713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679585714286" calcext:value-type="float">
            <text:p>9.30679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056980645161" calcext:value-type="float">
            <text:p>9.4505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870141935484" calcext:value-type="float">
            <text:p>9.6187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6488" calcext:value-type="float">
            <text:p>9.7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06141935484" calcext:value-type="float">
            <text:p>9.8320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8864" calcext:value-type="float">
            <text:p>9.93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74864516129" calcext:value-type="float">
            <text:p>9.87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58735483871" calcext:value-type="float">
            <text:p>9.385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99264" calcext:value-type="float">
            <text:p>8.8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312129032258" calcext:value-type="float">
            <text:p>8.873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6388" calcext:value-type="float">
            <text:p>8.94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254838709677" calcext:value-type="float">
            <text:p>9.082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141228571429" calcext:value-type="float">
            <text:p>9.23141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216051612903" calcext:value-type="float">
            <text:p>9.3221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842993548387" calcext:value-type="float">
            <text:p>9.3884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15788" calcext:value-type="float">
            <text:p>9.431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206193548387" calcext:value-type="float">
            <text:p>9.4920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30008" calcext:value-type="float">
            <text:p>9.63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56567741936" calcext:value-type="float">
            <text:p>9.5035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899741935484" calcext:value-type="float">
            <text:p>8.9389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7776" calcext:value-type="float">
            <text:p>8.5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28335483871" calcext:value-type="float">
            <text:p>8.4122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90152" calcext:value-type="float">
            <text:p>8.52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50219354839" calcext:value-type="float">
            <text:p>8.651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93131034483" calcext:value-type="float">
            <text:p>8.73893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03174193549" calcext:value-type="float">
            <text:p>8.80803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059380645161" calcext:value-type="float">
            <text:p>8.8805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4356" calcext:value-type="float">
            <text:p>8.9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060516129032" calcext:value-type="float">
            <text:p>9.020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92528" calcext:value-type="float">
            <text:p>9.1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102761290323" calcext:value-type="float">
            <text:p>8.8610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025393548387" calcext:value-type="float">
            <text:p>7.9802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2768" calcext:value-type="float">
            <text:p>7.65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97522580645" calcext:value-type="float">
            <text:p>7.5569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72032" calcext:value-type="float">
            <text:p>7.74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22683870968" calcext:value-type="float">
            <text:p>7.9232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73685714286" calcext:value-type="float">
            <text:p>8.0727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99096774194" calcext:value-type="float">
            <text:p>8.2359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198270967742" calcext:value-type="float">
            <text:p>8.3419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5336" calcext:value-type="float">
            <text:p>8.40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53367741935" calcext:value-type="float">
            <text:p>8.48553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41408" calcext:value-type="float">
            <text:p>8.59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52103225807" calcext:value-type="float">
            <text:p>8.8145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86975483871" calcext:value-type="float">
            <text:p>8.358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156" calcext:value-type="float">
            <text:p>6.9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945858064516" calcext:value-type="float">
            <text:p>6.139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90992" calcext:value-type="float">
            <text:p>5.8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37006451613" calcext:value-type="float">
            <text:p>6.1563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64485714286" calcext:value-type="float">
            <text:p>6.5746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83277419355" calcext:value-type="float">
            <text:p>6.9088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78144516129" calcext:value-type="float">
            <text:p>7.167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7072" calcext:value-type="float">
            <text:p>7.3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633909677419" calcext:value-type="float">
            <text:p>7.5063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93368" calcext:value-type="float">
            <text:p>7.74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47024516129" calcext:value-type="float">
            <text:p>7.4147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73135483871" calcext:value-type="float">
            <text:p>6.281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032" calcext:value-type="float">
            <text:p>5.4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401651612903" calcext:value-type="float">
            <text:p>5.8840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00331034483" calcext:value-type="float">
            <text:p>6.26700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096428571429" calcext:value-type="float">
            <text:p>7.1709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218064516129" calcext:value-type="float">
            <text:p>7.4921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97729032258" calcext:value-type="float">
            <text:p>7.7209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4384" calcext:value-type="float">
            <text:p>7.87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849277419355" calcext:value-type="float">
            <text:p>7.9984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8824" calcext:value-type="float">
            <text:p>8.1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318877419355" calcext:value-type="float">
            <text:p>8.2331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3156" calcext:value-type="float">
            <text:p>7.80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3748" calcext:value-type="float">
            <text:p>6.91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86683870968" calcext:value-type="float">
            <text:p>6.1858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9792" calcext:value-type="float">
            <text:p>6.20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144180645161" calcext:value-type="float">
            <text:p>6.5214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978082758621" calcext:value-type="float">
            <text:p>6.75978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6488" calcext:value-type="float">
            <text:p>7.19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7184" calcext:value-type="float">
            <text:p>7.32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01238709677" calcext:value-type="float">
            <text:p>7.4610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0288" calcext:value-type="float">
            <text:p>7.57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19070967742" calcext:value-type="float">
            <text:p>7.3391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332129032258" calcext:value-type="float">
            <text:p>6.6633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98564" calcext:value-type="float">
            <text:p>5.75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629651612903" calcext:value-type="float">
            <text:p>5.0762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09724" calcext:value-type="float">
            <text:p>5.290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91212903226" calcext:value-type="float">
            <text:p>5.6879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632671428572" calcext:value-type="float">
            <text:p>6.206326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346606451613" calcext:value-type="float">
            <text:p>6.5434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21174193548" calcext:value-type="float">
            <text:p>6.8192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0444" calcext:value-type="float">
            <text:p>7.01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42748387097" calcext:value-type="float">
            <text:p>7.1934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29748" calcext:value-type="float">
            <text:p>7.392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06025806452" calcext:value-type="float">
            <text:p>7.5490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341290322581" calcext:value-type="float">
            <text:p>7.273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8156" calcext:value-type="float">
            <text:p>6.220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594696774194" calcext:value-type="float">
            <text:p>4.8359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61" calcext:value-type="float">
            <text:p>4.62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75664516129" calcext:value-type="float">
            <text:p>4.8617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93771428572" calcext:value-type="float">
            <text:p>5.37993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146258064516" calcext:value-type="float">
            <text:p>6.1714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622477419355" calcext:value-type="float">
            <text:p>6.6162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67628" calcext:value-type="float">
            <text:p>6.96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987625806452" calcext:value-type="float">
            <text:p>7.2198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93961290323" calcext:value-type="float">
            <text:p>7.394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406193548387" calcext:value-type="float">
            <text:p>6.4440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81684" calcext:value-type="float">
            <text:p>5.20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25458064516" calcext:value-type="float">
            <text:p>4.8882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918" calcext:value-type="float">
            <text:p>5.312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456322580645" calcext:value-type="float">
            <text:p>5.7845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388714285714" calcext:value-type="float">
            <text:p>6.06388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30838709677" calcext:value-type="float">
            <text:p>6.4003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004477419355" calcext:value-type="float">
            <text:p>6.7000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3116" calcext:value-type="float">
            <text:p>6.887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39655483871" calcext:value-type="float">
            <text:p>7.0739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9555862069" calcext:value-type="float">
            <text:p>7.5799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74516129032" calcext:value-type="float">
            <text:p>7.4737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52980645161" calcext:value-type="float">
            <text:p>6.8445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9088" calcext:value-type="float">
            <text:p>5.5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0601" calcext:value-type="float">
            <text:p>5.570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3315" calcext:value-type="float">
            <text:p>7.3513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088193548387" calcext:value-type="float">
            <text:p>7.6708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72816" calcext:value-type="float">
            <text:p>7.91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70348387097" calcext:value-type="float">
            <text:p>7.8777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606219354839" calcext:value-type="float">
            <text:p>7.0360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3448" calcext:value-type="float">
            <text:p>4.8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091148387097" calcext:value-type="float">
            <text:p>5.3509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997" calcext:value-type="float">
            <text:p>6.0719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14672727273" calcext:value-type="float">
            <text:p>7.06214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4772" calcext:value-type="float">
            <text:p>7.27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51729032258" calcext:value-type="float">
            <text:p>7.4695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4544" calcext:value-type="float">
            <text:p>7.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781419354839" calcext:value-type="float">
            <text:p>7.3378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33336" calcext:value-type="float">
            <text:p>5.7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4304" calcext:value-type="float">
            <text:p>3.62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830012903226" calcext:value-type="float">
            <text:p>3.4583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9904" calcext:value-type="float">
            <text:p>3.52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86451612903" calcext:value-type="float">
            <text:p>3.905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379085714286" calcext:value-type="float">
            <text:p>4.3137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36704516129" calcext:value-type="float">
            <text:p>5.253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030941935484" calcext:value-type="float">
            <text:p>5.7203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868" calcext:value-type="float">
            <text:p>5.9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93961290323" calcext:value-type="float">
            <text:p>6.251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77768" calcext:value-type="float">
            <text:p>6.69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019251612903" calcext:value-type="float">
            <text:p>6.5301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075587096774" calcext:value-type="float">
            <text:p>4.9907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71704" calcext:value-type="float">
            <text:p>5.0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76490322581" calcext:value-type="float">
            <text:p>5.1367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20696" calcext:value-type="float">
            <text:p>5.33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048309677419" calcext:value-type="float">
            <text:p>5.6104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716" calcext:value-type="float">
            <text:p>5.85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366" calcext:value-type="float">
            <text:p>6.99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63896774194" calcext:value-type="float">
            <text:p>7.3246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1648" calcext:value-type="float">
            <text:p>7.51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135329032258" calcext:value-type="float">
            <text:p>7.6813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772" calcext:value-type="float">
            <text:p>7.82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09935483871" calcext:value-type="float">
            <text:p>7.7020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77522580645" calcext:value-type="float">
            <text:p>7.0997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58376" calcext:value-type="float">
            <text:p>6.0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911380645161" calcext:value-type="float">
            <text:p>4.6591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3792" calcext:value-type="float">
            <text:p>4.20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39161290323" calcext:value-type="float">
            <text:p>4.5343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76110344828" calcext:value-type="float">
            <text:p>4.86776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959277419355" calcext:value-type="float">
            <text:p>5.369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27664516129" calcext:value-type="float">
            <text:p>5.9742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92456" calcext:value-type="float">
            <text:p>6.35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13161290323" calcext:value-type="float">
            <text:p>6.645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004" calcext:value-type="float">
            <text:p>6.8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385371428571" calcext:value-type="float">
            <text:p>6.9938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32137931035" calcext:value-type="float">
            <text:p>6.09232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5264" calcext:value-type="float">
            <text:p>5.6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45771428571" calcext:value-type="float">
            <text:p>4.20645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44064516129" calcext:value-type="float">
            <text:p>4.284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163428571429" calcext:value-type="float">
            <text:p>4.9116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98322580645" calcext:value-type="float">
            <text:p>5.334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36774193548" calcext:value-type="float">
            <text:p>5.781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5212" calcext:value-type="float">
            <text:p>6.39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30374193548" calcext:value-type="float">
            <text:p>6.7933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58064516129" calcext:value-type="float">
            <text:p>4.596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052" calcext:value-type="float">
            <text:p>4.86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449212903226" calcext:value-type="float">
            <text:p>4.9944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7592" calcext:value-type="float">
            <text:p>5.33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32129032258" calcext:value-type="float">
            <text:p>5.1393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69855483871" calcext:value-type="float">
            <text:p>4.566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4048" calcext:value-type="float">
            <text:p>4.10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152748387097" calcext:value-type="float">
            <text:p>3.4215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504" calcext:value-type="float">
            <text:p>3.3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15638709677" calcext:value-type="float">
            <text:p>3.6601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99644444444" calcext:value-type="float">
            <text:p>3.964996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184285714286" calcext:value-type="float">
            <text:p>5.4918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48" calcext:value-type="float">
            <text:p>3.9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0176" calcext:value-type="float">
            <text:p>3.4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20774193548" calcext:value-type="float">
            <text:p>2.9772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8728" calcext:value-type="float">
            <text:p>2.2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163466666667" calcext:value-type="float">
            <text:p>2.2416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212" calcext:value-type="float">
            <text:p>4.2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788" calcext:value-type="float">
            <text:p>4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136" calcext:value-type="float">
            <text:p>4.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96" calcext:value-type="float">
            <text:p>4.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80571428571" calcext:value-type="float">
            <text:p>3.1808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632" calcext:value-type="float">
            <text:p>3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272" calcext:value-type="float">
            <text:p>3.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26" calcext:value-type="float">
            <text:p>4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932" calcext:value-type="float">
            <text:p>4.7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716" calcext:value-type="float">
            <text:p>5.2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236" calcext:value-type="float">
            <text:p>4.9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744" calcext:value-type="float">
            <text:p>3.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28" calcext:value-type="float">
            <text:p>2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32" calcext:value-type="float">
            <text:p>2.4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87428571429" calcext:value-type="float">
            <text:p>2.6408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644" calcext:value-type="float">
            <text:p>3.2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648" calcext:value-type="float">
            <text:p>3.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64" calcext:value-type="float">
            <text:p>4.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64" calcext:value-type="float">
            <text:p>4.4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948" calcext:value-type="float">
            <text:p>4.7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576" calcext:value-type="float">
            <text:p>5.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92" calcext:value-type="float">
            <text:p>4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52" calcext:value-type="float">
            <text:p>2.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32" calcext:value-type="float">
            <text:p>3.4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18" calcext:value-type="float">
            <text:p>4.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216" calcext:value-type="float">
            <text:p>4.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52" calcext:value-type="float">
            <text:p>2.8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77028571429" calcext:value-type="float">
            <text:p>3.3327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556" calcext:value-type="float">
            <text:p>3.8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16" calcext:value-type="float">
            <text:p>4.2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668" calcext:value-type="float">
            <text:p>5.1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36" calcext:value-type="float">
            <text:p>5.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76" calcext:value-type="float">
            <text:p>4.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56" calcext:value-type="float">
            <text:p>4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88" calcext:value-type="float">
            <text:p>3.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844" calcext:value-type="float">
            <text:p>4.0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296914285714" calcext:value-type="float">
            <text:p>4.0529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52" calcext:value-type="float">
            <text:p>4.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68" calcext:value-type="float">
            <text:p>4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92" calcext:value-type="float">
            <text:p>4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292" calcext:value-type="float">
            <text:p>5.5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088" calcext:value-type="float">
            <text:p>5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82" calcext:value-type="float">
            <text:p>3.3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96" calcext:value-type="float">
            <text:p>3.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584" calcext:value-type="float">
            <text:p>3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76" calcext:value-type="float">
            <text:p>4.3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24" calcext:value-type="float">
            <text:p>4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844" calcext:value-type="float">
            <text:p>5.2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088" calcext:value-type="float">
            <text:p>5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6" calcext:value-type="float">
            <text:p>3.0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732" calcext:value-type="float">
            <text:p>3.9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044" calcext:value-type="float">
            <text:p>4.7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228" calcext:value-type="float">
            <text:p>5.5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64" calcext:value-type="float">
            <text:p>4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44" calcext:value-type="float">
            <text:p>2.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68" calcext:value-type="float">
            <text:p>2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48" calcext:value-type="float">
            <text:p>2.4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08" calcext:value-type="float">
            <text:p>3.0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7" calcext:value-type="float">
            <text:p>3.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88" calcext:value-type="float">
            <text:p>3.8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68" calcext:value-type="float">
            <text:p>4.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036" calcext:value-type="float">
            <text:p>4.1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736" calcext:value-type="float">
            <text:p>4.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36" calcext:value-type="float">
            <text:p>3.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08" calcext:value-type="float">
            <text:p>3.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792" calcext:value-type="float">
            <text:p>3.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88" calcext:value-type="float">
            <text:p>3.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92" calcext:value-type="float">
            <text:p>3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936" calcext:value-type="float">
            <text:p>3.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8" calcext:value-type="float">
            <text:p>4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64" calcext:value-type="float">
            <text:p>4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868" calcext:value-type="float">
            <text:p>3.4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66" calcext:value-type="float">
            <text:p>2.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748" calcext:value-type="float">
            <text:p>1.4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6" calcext:value-type="float">
            <text:p>1.4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52" calcext:value-type="float">
            <text:p>1.6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76" calcext:value-type="float">
            <text:p>1.7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24" calcext:value-type="float">
            <text:p>2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48" calcext:value-type="float">
            <text:p>2.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76" calcext:value-type="float">
            <text:p>3.2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488" calcext:value-type="float">
            <text:p>3.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452" calcext:value-type="float">
            <text:p>3.1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28" calcext:value-type="float">
            <text:p>2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12" calcext:value-type="float">
            <text:p>2.2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532" calcext:value-type="float">
            <text:p>1.9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28" calcext:value-type="float">
            <text:p>1.7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36" calcext:value-type="float">
            <text:p>2.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732" calcext:value-type="float">
            <text:p>2.6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776" calcext:value-type="float">
            <text:p>3.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16" calcext:value-type="float">
            <text:p>3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04" calcext:value-type="float">
            <text:p>4.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72" calcext:value-type="float">
            <text:p>5.1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784" calcext:value-type="float">
            <text:p>4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96" calcext:value-type="float">
            <text:p>3.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8" calcext:value-type="float">
            <text:p>2.4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42" calcext:value-type="float">
            <text:p>1.8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96" calcext:value-type="float">
            <text:p>1.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56" calcext:value-type="float">
            <text:p>2.3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64" calcext:value-type="float">
            <text:p>4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972" calcext:value-type="float">
            <text:p>2.8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84" calcext:value-type="float">
            <text:p>1.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712" calcext:value-type="float">
            <text:p>1.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76" calcext:value-type="float">
            <text:p>1.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704" calcext:value-type="float">
            <text:p>1.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8" calcext:value-type="float">
            <text:p>2.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004" calcext:value-type="float">
            <text:p>2.8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676" calcext:value-type="float">
            <text:p>2.0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35" calcext:value-type="float">
            <text:p>1.3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336" calcext:value-type="float">
            <text:p>1.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2580911523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32" meta:object-count="0"/>
    <meta:user-defined meta:name="AppVersion">3.0</meta:user-defined>
  </office:meta>
</office:document-meta>
</file>